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style:font-weight-complex="bold" fo:color="#000000" fo:font-size="12pt" style:font-size-asian="12pt" style:font-size-complex="12pt"/>
    </style:style>
    <style:style style:name="P2" style:parent-style-name="Normal" style:family="paragraph">
      <style:paragraph-properties fo:text-align="center"/>
    </style:style>
    <style:style style:name="P3" style:parent-style-name="Normal" style:family="paragraph">
      <style:text-properties fo:color="#FF0000"/>
    </style:style>
    <style:style style:name="P4" style:parent-style-name="ListParagraph" style:list-style-name="LFO1" style:family="paragraph"/>
    <style:style style:name="T5" style:parent-style-name="DefaultParagraphFont" style:family="text">
      <style:text-properties style:text-underline-type="single" style:text-underline-style="solid" style:text-underline-width="auto" style:text-underline-mode="continuous"/>
    </style:style>
    <style:style style:name="P6" style:parent-style-name="ListParagraph" style:list-style-name="LFO1" style:family="paragraph"/>
    <style:style style:name="T7" style:parent-style-name="DefaultParagraphFont" style:family="text">
      <style:text-properties style:text-underline-type="single" style:text-underline-style="solid" style:text-underline-width="auto" style:text-underline-mode="continuous"/>
    </style:style>
    <style:style style:name="P8" style:parent-style-name="ListParagraph" style:list-style-name="LFO1" style:family="paragraph"/>
    <style:style style:name="T9" style:parent-style-name="DefaultParagraphFont" style:family="text">
      <style:text-properties style:text-underline-type="single" style:text-underline-style="solid" style:text-underline-width="auto" style:text-underline-mode="continuous"/>
    </style:style>
    <style:style style:name="P10" style:parent-style-name="ListParagraph" style:list-style-name="LFO1" style:family="paragraph"/>
    <style:style style:name="T11" style:parent-style-name="DefaultParagraphFont" style:family="text">
      <style:text-properties style:text-underline-type="single" style:text-underline-style="solid" style:text-underline-width="auto" style:text-underline-mode="continuous"/>
    </style:style>
    <style:style style:name="P12" style:parent-style-name="ListParagraph" style:list-style-name="LFO1" style:family="paragraph"/>
    <style:style style:name="T13" style:parent-style-name="DefaultParagraphFont" style:family="text">
      <style:text-properties style:text-underline-type="single" style:text-underline-style="solid" style:text-underline-width="auto" style:text-underline-mode="continuous"/>
    </style:style>
    <style:style style:name="P14" style:parent-style-name="ListParagraph" style:list-style-name="LFO1" style:family="paragraph"/>
    <style:style style:name="T15" style:parent-style-name="DefaultParagraphFont" style:family="text">
      <style:text-properties fo:font-weight="bold" style:font-weight-asian="bold" style:font-weight-complex="bold"/>
    </style:style>
    <style:style style:name="P16" style:parent-style-name="ListParagraph" style:list-style-name="LFO1" style:family="paragraph"/>
    <style:style style:name="T17" style:parent-style-name="DefaultParagraphFont" style:family="text">
      <style:text-properties fo:font-weight="bold" style:font-weight-asian="bold" style:font-weight-complex="bold"/>
    </style:style>
    <style:style style:name="P18" style:parent-style-name="ListParagraph" style:list-style-name="LFO1" style:family="paragraph"/>
    <style:style style:name="T19" style:parent-style-name="DefaultParagraphFont" style:family="text">
      <style:text-properties fo:font-weight="bold" style:font-weight-asian="bold" style:font-weight-complex="bold"/>
    </style:style>
    <style:style style:name="P20" style:parent-style-name="ListParagraph" style:list-style-name="LFO1" style:family="paragraph"/>
    <style:style style:name="T21" style:parent-style-name="DefaultParagraphFont" style:family="text">
      <style:text-properties fo:font-weight="bold" style:font-weight-asian="bold" style:font-weight-complex="bold"/>
    </style:style>
    <style:style style:name="P22" style:parent-style-name="ListParagraph" style:list-style-name="LFO1" style:family="paragraph"/>
    <style:style style:name="T23" style:parent-style-name="DefaultParagraphFont" style:family="text">
      <style:text-properties fo:font-weight="bold" style:font-weight-asian="bold" style:font-weight-complex="bold"/>
    </style:style>
    <style:style style:name="P24" style:parent-style-name="ListParagraph" style:list-style-name="LFO1" style:family="paragraph"/>
    <style:style style:name="T25" style:parent-style-name="DefaultParagraphFont" style:family="text">
      <style:text-properties fo:font-weight="bold" style:font-weight-asian="bold" style:font-weight-complex="bold"/>
    </style:style>
    <style:style style:name="P26" style:parent-style-name="Normal" style:family="paragraph">
      <style:paragraph-properties fo:margin-left="0.5in">
        <style:tab-stops/>
      </style:paragraph-properties>
    </style:style>
    <style:style style:name="P27" style:parent-style-name="Normal" style:family="paragraph">
      <style:paragraph-properties fo:margin-left="0.5in">
        <style:tab-stops/>
      </style:paragraph-properties>
    </style:style>
    <style:style style:name="T28" style:parent-style-name="DefaultParagraphFont" style:family="text">
      <style:text-properties style:text-underline-type="single" style:text-underline-style="solid" style:text-underline-width="auto" style:text-underline-mode="continuous"/>
    </style:style>
    <style:style style:name="P29" style:parent-style-name="ListParagraph" style:list-style-name="LFO1" style:family="paragraph"/>
    <style:style style:name="T30" style:parent-style-name="DefaultParagraphFont" style:family="text">
      <style:text-properties style:text-underline-type="single" style:text-underline-style="solid" style:text-underline-width="auto" style:text-underline-mode="continuous"/>
    </style:style>
  </office:automatic-styles>
  <office:body>
    <office:text text:use-soft-page-breaks="true">
      <text:p text:style-name="P1">TERMS AND CONDITIONS</text:p>
      <text:p text:style-name="P2">RENT.it</text:p>
      <text:p text:style-name="P3"/>
      <text:p text:style-name="Normal">RENT.it is a website host which enables you to register physical products and services for monetary<text:s/>compensation.</text:p>
      <text:p text:style-name="Normal">The rules of our website are the following:</text:p>
      <text:list text:style-name="LFO1" text:continue-numbering="true">
        <text:list-item>
          <text:p text:style-name="P4"><text:span text:style-name="T5">Age<text:s/></text:span>- Users must be over 18 years of age. A<text:s/>valid form of photo identification (ID) must be provided before accessing the perks of this service (Passport, full or provisional driver’s licence).</text:p>
        </text:list-item>
        <text:list-item>
          <text:p text:style-name="P6"><text:span text:style-name="T7">Country<text:s/></text:span>- This platform is only available in the regions of the United Kingdom (England, Scotland, Wales and Norther Ireland) therefore the User must be a UK resident must be able to provide residential proof if prompted.</text:p>
        </text:list-item>
        <text:list-item>
          <text:p text:style-name="P8"><text:span text:style-name="T9">Address</text:span><text:s/>- Users must provide a valid UK address and postcode when registering. In the event that this primary address needs to be changed, the user must update these details if they wish to continue using our RENT.it services.</text:p>
        </text:list-item>
        <text:list-item>
          <text:p text:style-name="P10"><text:span text:style-name="T11">Real data</text:span><text:s/>- You must provide accurate and complete information when using this platform. Real data about the products or services that you are registering to not create<text:s/>false or deceiving advertisement and real data about yourself so that we can provide accurate location-sensitive recommendations, appropriate monetary transactions and ID verification.<text:s/></text:p>
        </text:list-item>
        <text:list-item>
          <text:p text:style-name="P12"><text:span text:style-name="T13">Registering items</text:span><text:s/>- Before using our platform, we recommend you being<text:s/>cautious over the products and/or services that you wish to register to your account and to our servers.</text:p>
        </text:list-item>
      </text:list>
      <text:p text:style-name="ListParagraph">We openly discourage the public registration of items such as:<text:s/></text:p>
      <text:list text:style-name="LFO1" text:continue-numbering="true">
        <text:list-item>
          <text:list>
            <text:list-item>
              <text:p text:style-name="P14"><text:span text:style-name="T15">Live</text:span><text:s/>organisms (including people, animals or plants in their living or deceased form).</text:p>
            </text:list-item>
            <text:list-item>
              <text:p text:style-name="P16"><text:span text:style-name="T17">Food</text:span><text:s/>(perishable or unperishable).</text:p>
            </text:list-item>
            <text:list-item>
              <text:p text:style-name="P18"><text:span text:style-name="T19">Valuable</text:span><text:s/>items – to reduce the risk of them being mistreated or stolen by others.<text:s/></text:p>
            </text:list-item>
            <text:list-item>
              <text:p text:style-name="P20">Items containing<text:s/><text:span text:style-name="T21">illegal</text:span><text:s/>substances such as recreational drugs, alcohol, tobacco, medical and non-medical prescriptions.</text:p>
            </text:list-item>
            <text:list-item>
              <text:p text:style-name="P22"><text:span text:style-name="T23">Unsanitary</text:span><text:s/>and ‘one-time use only’ items, these items must be disposed after used, they cannot be registered to be rented by others.<text:s/></text:p>
            </text:list-item>
            <text:list-item>
              <text:p text:style-name="P24">Uploading photos which included<text:s/><text:span text:style-name="T25">nudity</text:span><text:s/>or pornographic content.</text:p>
            </text:list-item>
          </text:list>
        </text:list-item>
      </text:list>
      <text:p text:style-name="P26">Failure to comply to the regulations above will result in<text:s/>terminating your account and holding you accountable for the actions made.</text:p>
      <text:p text:style-name="P27"><text:span text:style-name="T28">Rented items</text:span>: under no circumstances you are allowed to sell or rent the physically rented product or attempt to return the money to the provider instead of the item.</text:p>
      <text:list text:style-name="LFO1" text:continue-numbering="true">
        <text:list-item>
          <text:p text:style-name="P29"><text:span text:style-name="T30">Refunds</text:span><text:s/>– you may request a refund when items you registered are not returned/delivered in time, damaged, or lost; however, the amount will not be fixed and will be managed by our RENT.it moderators.</text:p>
        </text:list-item>
      </text:list>
      <text:p text:style-name="Normal">Before using the RENT.it platform, we recommend that you read the Terms and Conditions to ensure that you are happy with them.<text:s/></text:p>
      <text:p text:style-name="Normal"/>
      <text:p text:style-name="Normal"/>
      <text:p text:style-name="Normal">Rent.it@services.co.u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paragraph-properties fo:line-height="104%"/>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racy Wordui</meta:initial-creator>
    <dc:creator>Tracy Wordui</dc:creator>
    <meta:creation-date>2022-04-28T15:49:00Z</meta:creation-date>
    <dc:date>2022-04-28T16:08:00Z</dc:date>
    <meta:template xlink:href="Normal" xlink:type="simple"/>
    <meta:editing-cycles>2</meta:editing-cycles>
    <meta:editing-duration>PT240S</meta:editing-duration>
    <meta:document-statistic meta:page-count="1" meta:paragraph-count="5" meta:word-count="388" meta:character-count="2597" meta:row-count="18" meta:non-whitespace-character-count="2214"/>
  </office:meta>
</office:document-meta>
</file>